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paragraph-rsid="0013c9e4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fo:font-size="10pt" officeooo:paragraph-rsid="0013c9e4" style:font-size-asian="10pt" style:font-size-complex="10pt"/>
    </style:style>
    <style:style style:name="P3" style:family="paragraph" style:parent-style-name="Preformatted_20_Text">
      <style:text-properties fo:font-size="10pt" officeooo:paragraph-rsid="00153fc4" style:font-size-asian="10pt" style:font-size-complex="10pt"/>
    </style:style>
    <style:style style:name="P4" style:family="paragraph" style:parent-style-name="Preformatted_20_Text">
      <style:text-properties fo:font-size="10pt" fo:font-weight="bold" officeooo:paragraph-rsid="0013c9e4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officeooo:paragraph-rsid="00153fc4"/>
    </style:style>
    <style:style style:name="P6" style:family="paragraph" style:parent-style-name="Standard">
      <style:text-properties fo:font-size="10pt" fo:font-weight="bold" officeooo:paragraph-rsid="00173b02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10pt" fo:font-weight="bold" officeooo:paragraph-rsid="00173b02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10pt" fo:font-weight="bold" officeooo:paragraph-rsid="0018b65f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atch_scan_n_#</text:span>: ds scan structure</text:p>
      <text:p text:style-name="P1"/>
      <text:p text:style-name="P2">---stimType</text:p>
      <text:p text:style-name="P2">---cluster_no</text:p>
      <text:p text:style-name="P2">---images</text:p>
      <text:p text:style-name="P2"><text:tab/>|---frameno</text:p>
      <text:p text:style-name="P2"/>
      <text:p text:style-name="P2">---dac1</text:p>
      <text:p text:style-name="P2">---dac2</text:p>
      <text:p text:style-name="P2">---neurons</text:p>
      <text:p text:style-name="P3"><text:tab/>---cluster_no</text:p>
      <text:p text:style-name="P5"><text:tab/>---ts_pos</text:p>
      <text:p text:style-name="P5"><text:tab/>---ts</text:p>
      <text:p text:style-name="P5"><text:tab/>---fname</text:p>
      <text:p text:style-name="P5"><text:tab/>---el_idx</text:p>
      <text:p text:style-name="P5"><text:tab/>---x</text:p>
      <text:p text:style-name="P5"><text:tab/>---y</text:p>
      <text:p text:style-name="P5"/>
      <text:p text:style-name="P5">---event_param</text:p>
      <text:p text:style-name="P5"><text:tab/>|---pre1</text:p>
      <text:p text:style-name="P5"><text:tab/>|---post1</text:p>
      <text:p text:style-name="P5"/>
      <text:p text:style-name="P5">---template</text:p>
      <text:p text:style-name="P5"><text:tab/>|---pre</text:p>
      <text:p text:style-name="P5"><text:tab/>|---post</text:p>
      <text:p text:style-name="P5"><text:tab/>|---data</text:p>
      <text:p text:style-name="P3"/>
      <text:p text:style-name="P2">---configs</text:p>
      <text:p text:style-name="P2"><text:tab/>|---flistidx</text:p>
      <text:p text:style-name="P2"><text:tab/>|---name</text:p>
      <text:p text:style-name="P2"><text:tab/>|---info</text:p>
      <text:p text:style-name="P2"><text:tab/>|---DIRECTIONS</text:p>
      <text:p text:style-name="P2"><text:tab/>|---SPEED</text:p>
      <text:p text:style-name="P2"><text:tab/>|---RGB</text:p>
      <text:p text:style-name="P2"><text:tab/>|---align</text:p>
      <text:p text:style-name="P2"><text:tab/>|---march_square</text:p>
      <text:p text:style-name="P2"/>
      <text:p text:style-name="P2">---static_els</text:p>
      <text:p text:style-name="P4"/>
      <text:p text:style-name="P7"><text:span text:style-name="T1">regional_scan_n_#</text:span>: regional scan structure</text:p>
      <text:p text:style-name="P4"/>
      <text:p text:style-name="P2">---type</text:p>
      <text:p text:style-name="P2">---el_configs</text:p>
      <text:p text:style-name="P2">---scan_els</text:p>
      <text:p text:style-name="P2">---inds_local_inside</text:p>
      <text:p text:style-name="P2">---static_els</text:p>
      <text:p text:style-name="P2">---configs</text:p>
      <text:p text:style-name="P2"><text:tab/>|---flistidx</text:p>
      <text:p text:style-name="P2"><text:tab/>|---name</text:p>
      <text:p text:style-name="P2"><text:tab/>|---info</text:p>
      <text:p text:style-name="P2"><text:tab/>|---DIRECTIONS</text:p>
      <text:p text:style-name="P2"><text:tab/>|---SPEED</text:p>
      <text:p text:style-name="P2"><text:tab/>|---RGB</text:p>
      <text:p text:style-name="P2"><text:tab/>|---align</text:p>
      <text:p text:style-name="P2"><text:tab/>|---march_square</text:p>
      <text:p text:style-name="P2"/>
      <text:p text:style-name="P2">---flist</text:p>
      <text:p text:style-name="P2">---<text:bookmark-start text:name="__DdeLink__386_1896484262"/>configs_stim_l<text:bookmark-end text:name="__DdeLink__386_1896484262"/>ight</text:p>
      <text:p text:style-name="P2"><text:tab/>|---flistidx</text:p>
      <text:p text:style-name="P2"><text:tab/>|---name</text:p>
      <text:p text:style-name="P2"><text:tab/>|---info</text:p>
      <text:p text:style-name="P2"><text:tab/>|---DIRECTIONS</text:p>
      <text:p text:style-name="P2"><text:tab/>|---SPEED</text:p>
      <text:p text:style-name="P2"><text:tab/>|---RGB</text:p>
      <text:p text:style-name="P2"><text:tab/>|---align</text:p>
      <text:p text:style-name="P2"><text:tab/>|---march_square</text:p>
      <text:p text:style-name="P2"/>
      <text:p text:style-name="P2">---concat_data</text:p>
      <text:p text:style-name="P2">---data_chunk_parts</text:p>
      <text:p text:style-name="P2">---spikes</text:p>
      <text:p text:style-name="P2"><text:tab/>|---params</text:p>
      <text:p text:style-name="P2"><text:tab/>|<text:tab/>|---Fs</text:p>
      <text:p text:style-name="P2"><text:tab/>|<text:tab/>|---detect_method</text:p>
      <text:p text:style-name="P2"><text:tab/>|<text:tab/>|---thresh</text:p>
      <text:p text:style-name="P2"><text:tab/>|<text:tab/>|---window_size</text:p>
      <text:p text:style-name="P2"><text:tab/>|<text:tab/>|---shadow</text:p>
      <text:p text:style-name="P2"><text:tab/>|<text:tab/>|---cross_time</text:p>
      <text:p text:style-name="P2"><text:tab/>|<text:tab/>|---refractory_period</text:p>
      <text:p text:style-name="P2"><text:tab/>|<text:tab/>|---max_jitter</text:p>
      <text:p text:style-name="P2"><text:tab/>|<text:tab/>|---agg_cutoff</text:p>
      <text:p text:style-name="P2"><text:tab/>|<text:tab/>|---kmeans_clustersize</text:p>
      <text:p text:style-name="P2"><text:tab/>|<text:tab/>|---display</text:p>
      <text:p text:style-name="P2"><text:tab/>|<text:tab/>|<text:tab/>|---default_waveformmode</text:p>
      <text:p text:style-name="P2"><text:tab/>|<text:tab/>|<text:tab/>|---time_scalebar</text:p>
      <text:p text:style-name="P2"><text:tab/>|<text:tab/>|<text:tab/>|---cmap</text:p>
      <text:p text:style-name="P2"><text:tab/>|<text:tab/>|<text:tab/>|---xchoice</text:p>
      <text:p text:style-name="P2"><text:tab/>|<text:tab/>|<text:tab/>|---xparam</text:p>
      <text:p text:style-name="P2"><text:tab/>|<text:tab/>|<text:tab/>|---ychoice</text:p>
      <text:p text:style-name="P2"><text:tab/>|<text:tab/>|<text:tab/>|---yparam</text:p>
      <text:p text:style-name="P2"><text:tab/>|<text:tab/>|<text:tab/>|---show_outliers</text:p>
      <text:p text:style-name="P2"><text:tab/>|<text:tab/>|<text:tab/>|---show_isi</text:p>
      <text:p text:style-name="P2"><text:tab/>|<text:tab/>|<text:tab/>|---max_autocorr_to_display</text:p>
      <text:p text:style-name="P2"><text:tab/>|<text:tab/>|<text:tab/>|---max_isi_to_display</text:p>
      <text:p text:style-name="P2"><text:tab/>|<text:tab/>|<text:tab/>|---correlations_bin_size</text:p>
      <text:p text:style-name="P2"><text:tab/>|<text:tab/>|<text:tab/>|---isi_bin_size</text:p>
      <text:p text:style-name="P2"><text:tab/>|<text:tab/>|<text:tab/>|---default_xcorr_mode</text:p>
      <text:p text:style-name="P2"><text:tab/>|<text:tab/>|<text:tab/>|---trial_spacing</text:p>
      <text:p text:style-name="P2"><text:tab/>|<text:tab/>|<text:tab/>|---stability_bin_size</text:p>
      <text:p text:style-name="P2"><text:tab/>|<text:tab/>|<text:tab/>|---max_scatter</text:p>
      <text:p text:style-name="P2"><text:tab/>|<text:tab/>|<text:tab/>|---default_outlier_method</text:p>
      <text:p text:style-name="P2"><text:tab/>|<text:tab/>|<text:tab/>|---label_categories</text:p>
      <text:p text:style-name="P2"><text:tab/>|<text:tab/>|<text:tab/>|---label_colors</text:p>
      <text:p text:style-name="P2"><text:tab/>|<text:tab/>|<text:tab/>|---progressbar</text:p>
      <text:p text:style-name="P2"><text:tab/>|<text:tab/>|<text:tab/>|---default_figure_size</text:p>
      <text:p text:style-name="P2"><text:tab/>|<text:tab/>|<text:tab/>|---figure_font_size</text:p>
      <text:p text:style-name="P2"><text:tab/>|<text:tab/>|<text:tab/>|---initial_split_figure_panels</text:p>
      <text:p text:style-name="P2"><text:tab/>|<text:tab/>|<text:tab/>|---merge_fig_color</text:p>
      <text:p text:style-name="P2"><text:tab/>|<text:tab/>|<text:tab/>|---split_fig_color</text:p>
      <text:p text:style-name="P2"><text:tab/>|<text:tab/>|<text:tab/>|---outlier_fig_color</text:p>
      <text:p text:style-name="P2"><text:tab/>|<text:tab/>|<text:tab/>|---margin</text:p>
      <text:p text:style-name="P2"><text:tab/>|<text:tab/>|<text:tab/>|---outer_margin</text:p>
      <text:p text:style-name="P2"><text:tab/>|<text:tab/>|<text:tab/>|---width</text:p>
      <text:p text:style-name="P2"><text:tab/>|<text:tab/>|<text:tab/>|---aspect_ratio</text:p>
      <text:p text:style-name="P2"/>
      <text:p text:style-name="P2"><text:tab/>|---elidx</text:p>
      <text:p text:style-name="P2"><text:tab/>|---fname</text:p>
      <text:p text:style-name="P2"><text:tab/>|---clus_of_interest</text:p>
      <text:p text:style-name="P2"><text:tab/>|---template_of_interest</text:p>
      <text:p text:style-name="P2"><text:tab/>|---info</text:p>
      <text:p text:style-name="P2"><text:tab/>|<text:tab/>|---detect</text:p>
      <text:p text:style-name="P2"><text:tab/>|<text:tab/>|<text:tab/>|---cov</text:p>
      <text:p text:style-name="P2"><text:tab/>|<text:tab/>|<text:tab/>|---stds</text:p>
      <text:p text:style-name="P2"><text:tab/>|<text:tab/>|<text:tab/>|---thresh</text:p>
      <text:p text:style-name="P2"><text:tab/>|<text:tab/>|<text:tab/>|---event_channel</text:p>
      <text:p text:style-name="P2"><text:tab/>|<text:tab/>|<text:tab/>|---dur</text:p>
      <text:p text:style-name="P2"><text:tab/>|<text:tab/>|<text:tab/>|---align_sample</text:p>
      <text:p text:style-name="P2"/>
      <text:p text:style-name="P2"><text:tab/>|<text:tab/>|---pca</text:p>
      <text:p text:style-name="P2"><text:tab/>|<text:tab/>|<text:tab/>|---u</text:p>
      <text:p text:style-name="P2"><text:tab/>|<text:tab/>|<text:tab/>|---s</text:p>
      <text:p text:style-name="P2"><text:tab/>|<text:tab/>|<text:tab/>|---v</text:p>
      <text:p text:style-name="P2"/>
      <text:p text:style-name="P2"><text:tab/>|<text:tab/>|---align</text:p>
      <text:p text:style-name="P2"><text:tab/>|<text:tab/>|<text:tab/>|---aligned</text:p>
      <text:p text:style-name="P2"/>
      <text:p text:style-name="P2"><text:tab/>|<text:tab/>|---kmeans</text:p>
      <text:p text:style-name="P2"><text:tab/>|<text:tab/>|<text:tab/>|---iteration_count</text:p>
      <text:p text:style-name="P2"><text:tab/>|<text:tab/>|<text:tab/>|---randn_state</text:p>
      <text:p text:style-name="P2"><text:tab/>|<text:tab/>|<text:tab/>|---assigns</text:p>
      <text:p text:style-name="P2"><text:tab/>|<text:tab/>|<text:tab/>|---mse</text:p>
      <text:p text:style-name="P2"><text:tab/>|<text:tab/>|<text:tab/>|---centroids</text:p>
      <text:p text:style-name="P2"><text:tab/>|<text:tab/>|<text:tab/>|---T</text:p>
      <text:p text:style-name="P2"><text:tab/>|<text:tab/>|<text:tab/>|---B</text:p>
      <text:p text:style-name="P2"><text:tab/>|<text:tab/>|<text:tab/>|---W</text:p>
      <text:p text:style-name="P2"><text:tab/>|<text:tab/>|<text:tab/>|---colors</text:p>
      <text:p text:style-name="P2"><text:tab/>|<text:tab/>|<text:tab/>|---num_clusters</text:p>
      <text:p text:style-name="P2"/>
      <text:p text:style-name="P2"><text:tab/>|<text:tab/>|---interface_energy</text:p>
      <text:p text:style-name="P2"><text:tab/>|<text:tab/>|---tree</text:p>
      <text:p text:style-name="P2"/>
      <text:p text:style-name="P2"><text:tab/>|---waveforms</text:p>
      <text:p text:style-name="P2"><text:tab/>|---spiketimes</text:p>
      <text:p text:style-name="P2"><text:tab/>|---trials</text:p>
      <text:p text:style-name="P2"><text:tab/>|---unwrapped_times</text:p>
      <text:p text:style-name="P2"><text:tab/>|---assigns</text:p>
      <text:p text:style-name="P2"><text:tab/>|---labels</text:p>
      <text:p text:style-name="P2"/>
      <text:p text:style-name="P2">---ts</text:p>
      <text:p text:style-name="P4"/>
      <text:p text:style-name="P8"><text:span text:style-name="T1">cell_stim_volt_#</text:span>: stimulation cell structure</text:p>
      <text:p text:style-name="P4"/>
      <text:p text:style-name="P2">---run_name</text:p>
      <text:p text:style-name="P2">---flist</text:p>
      <text:p text:style-name="P2">---configs_stim_light</text:p>
      <text:p text:style-name="P2"><text:tab/>|---saveRecording</text:p>
      <text:p text:style-name="P2"><text:tab/>|---recNTKDir</text:p>
      <text:p text:style-name="P2"><text:tab/>|---slotNum</text:p>
      <text:p text:style-name="P2"><text:tab/>|---delayInterSpikeMsec</text:p>
      <text:p text:style-name="P2"><text:tab/>|---delayInterAmpMsec</text:p>
      <text:p text:style-name="P2"><text:tab/>|---hostIP</text:p>
      <text:p text:style-name="P2"><text:tab/>|---stimType</text:p>
      <text:p text:style-name="P2"><text:tab/>|---stimCh</text:p>
      <text:p text:style-name="P2"><text:tab/>|---dacSel</text:p>
      <text:p text:style-name="P2"><text:tab/>|---amps1</text:p>
      <text:p text:style-name="P2"><text:tab/>|---numReps</text:p>
      <text:p text:style-name="P2"><text:tab/>|---phaseMsec</text:p>
      <text:p text:style-name="P2"><text:tab/>|---amps2</text:p>
      <text:p text:style-name="P2"><text:tab/>|---doSaveLogFile</text:p>
      <text:p text:style-name="P2"><text:tab/>|---ampsIndsRandomize</text:p>
      <text:p text:style-name="P2"><text:tab/>|---stimTimesActual</text:p>
      <text:p text:style-name="P2"><text:tab/>|---flist</text:p>
      <text:p text:style-name="P2"><text:tab/>|---stim_phase_type</text:p>
      <text:p text:style-name="P2"><text:tab/>|---pulse_type</text:p>
      <text:p text:style-name="P2"/>
      <text:p text:style-name="P2">---dir_log_files_stim_light</text:p>
      <text:p text:style-name="P2">---channel_nr</text:p>
      <text:p text:style-name="P2">---el_idx</text:p>
      <text:p text:style-name="P2">---x</text:p>
      <text:p text:style-name="P2">---y</text:p>
      <text:p text:style-name="P2">---dac1</text:p>
      <text:p text:style-name="P2">---dac2</text:p>
      <text:p text:style-name="P2">---mean_signal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helvetica"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helvetica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19</meta:creation-date>
    <dc:date>2014-01-17T18:33:52</dc:date>
    <meta:editing-duration>PT3H52M48S</meta:editing-duration>
    <meta:editing-cycles>6</meta:editing-cycles>
    <meta:generator>LibreOffice/4.0.4.2$Linux_X86_64 LibreOffice_project/400m0$Build-2</meta:generator>
    <meta:document-statistic meta:table-count="0" meta:image-count="0" meta:object-count="0" meta:page-count="1" meta:paragraph-count="172" meta:word-count="469" meta:character-count="2612" meta:non-whitespace-character-count="2348"/>
  </office:meta>
</office:document-meta>
</file>